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start"/>
    </style:style>
    <style:style style:name="P2" style:parent-style-name="Title" style:family="paragraph">
      <style:paragraph-properties fo:text-align="start"/>
    </style:style>
    <style:style style:name="TableColumn4" style:family="table-column">
      <style:table-column-properties style:column-width="1.2638in" style:use-optimal-column-width="false"/>
    </style:style>
    <style:style style:name="TableColumn5" style:family="table-column">
      <style:table-column-properties style:column-width="1.7243in" style:use-optimal-column-width="false"/>
    </style:style>
    <style:style style:name="Table3" style:family="table">
      <style:table-properties style:width="2.988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</office:automatic-styles>
  <office:body>
    <office:text text:use-soft-page-breaks="true">
      <text:p text:style-name="P1">Software Development Life Cycle</text:p>
      <text:p text:style-name="P2">Team Sigma ∑</text:p>
      <text:p text:style-name="Standard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Meeting date</text:p>
          </table:table-cell>
          <table:table-cell table:style-name="TableCell8">
            <text:p text:style-name="TableContents">02/12/14</text:p>
          </table:table-cell>
        </table:table-row>
        <table:table-row table:style-name="TableRow9">
          <table:table-cell table:style-name="TableCell10">
            <text:p text:style-name="Standard">Location</text:p>
          </table:table-cell>
          <table:table-cell table:style-name="TableCell11">
            <text:p text:style-name="TableContents">B21b</text:p>
          </table:table-cell>
        </table:table-row>
        <table:table-row table:style-name="TableRow12">
          <table:table-cell table:style-name="TableCell13">
            <text:p text:style-name="Standard">Author</text:p>
          </table:table-cell>
          <table:table-cell table:style-name="TableCell14">
            <text:p text:style-name="TableContents">Melissa Smith</text:p>
          </table:table-cell>
        </table:table-row>
        <table:table-row table:style-name="TableRow15">
          <table:table-cell table:style-name="TableCell16">
            <text:p text:style-name="Standard">Version</text:p>
          </table:table-cell>
          <table:table-cell table:style-name="TableCell17">
            <text:p text:style-name="TableContents">1</text:p>
          </table:table-cell>
        </table:table-row>
      </table:table>
      <text:p text:style-name="Standard"/>
      <text:p text:style-name="Standard"/>
      <text:h text:style-name="Heading2" text:outline-level="2">Attendance</text:h>
      <text:p text:style-name="Textbody">Melissa Smith</text:p>
      <text:p text:style-name="Textbody">Scott Lockett</text:p>
      <text:p text:style-name="Textbody">Karl Franks</text:p>
      <text:p text:style-name="Textbody">Tim Au</text:p>
      <text:p text:style-name="Textbody">Henry<text:s/>Hollingsworth</text:p>
      <text:p text:style-name="Textbody">Cormac Brady</text:p>
      <text:p text:style-name="Textbody">Rhys Howard</text:p>
      <text:p text:style-name="Textbody">Abdullah Al Khashty</text:p>
      <text:p text:style-name="Textbody">Calvin Chan</text:p>
      <text:p text:style-name="Textbody">James Portch</text:p>
      <text:p text:style-name="Textbody">Nigel Hardy</text:p>
      <text:p text:style-name="Textbody"/>
      <text:p text:style-name="Textbody">Absent:</text:p>
      <text:p text:style-name="Textbody">Kieran Lynch</text:p>
      <text:p text:style-name="Textbody">Zach Yewman – 40 minutes late</text:p>
      <text:p text:style-name="Textbody"/>
      <text:h text:style-name="Heading2" text:outline-level="2">Matters Arising</text:h>
      <text:list text:style-name="LFO1" text:continue-numbering="true">
        <text:list-item>
          <text:p text:style-name="P18">Issues with Queue page. Action: Zack to be assigned to task alongside Henry.</text:p>
        </text:list-item>
        <text:list-item>
          <text:p text:style-name="P19">Server and web<text:s/>team communication errors.<text:s/></text:p>
        </text:list-item>
        <text:list-item>
          <text:p text:style-name="P20">Kieran Lynch to be Yellow Carded for Lack of attendance and failure to keep to<text:s/><text:soft-page-break/>deadlines.</text:p>
        </text:list-item>
      </text:list>
      <text:p text:style-name="Textbody"/>
      <text:h text:style-name="Heading2" text:outline-level="2">New business</text:h>
      <text:list text:style-name="LFO2" text:continue-numbering="true">
        <text:list-item>
          <text:p text:style-name="P21">Logo design needed. Calvin assign to task.</text:p>
        </text:list-item>
        <text:list-item>
          <text:p text:style-name="P22">Kieran’s tasks to be assigned to Karl until further notice.</text:p>
        </text:list-item>
        <text:list-item>
          <text:p text:style-name="P23">Cormac needs to assign Zack access to server for PHP development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3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4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5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6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7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8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9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02/12/14<text:tab/><text:tab/><text:initial-creator text:fixed="false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issa smith</meta:initial-creator>
    <dc:creator>lissa smith</dc:creator>
    <meta:creation-date>2014-12-02T10:59:00Z</meta:creation-date>
    <dc:date>2014-12-02T19:34:00Z</dc:date>
    <meta:template xlink:href="Normal" xlink:type="simple"/>
    <meta:editing-cycles>9</meta:editing-cycles>
    <meta:editing-duration>PT4200S</meta:editing-duration>
    <meta:document-statistic meta:page-count="2" meta:paragraph-count="1" meta:word-count="110" meta:character-count="741" meta:row-count="5" meta:non-whitespace-character-count="632"/>
  </office:meta>
</office:document-meta>
</file>